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style-name="ce9"/>
          <table:covered-table-cell table:number-columns-repeated="5" table:style-name="ce16"/>
          <table:covered-table-cell table:style-name="ce9"/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5"/>
          <table:table-cell table:style-name="ce9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17" table:number-columns-repeated="4"/>
          <table:table-cell table:style-name="ce21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6T16:51:53.256043603</dc:date>
    <meta:editing-duration>P8DT11H50M26S</meta:editing-duration>
    <meta:editing-cycles>35</meta:editing-cycles>
    <meta:document-statistic meta:table-count="1" meta:cell-count="830" meta:object-count="0"/>
  </office:meta>
</office:document-meta>
</file>